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21409a" draw:marker-start-width="0.321cm" draw:marker-end-width="0.321cm" draw:fill="none" draw:textarea-horizontal-align="justify" draw:textarea-vertical-align="middle" draw:auto-grow-height="false" fo:min-height="0.689cm" fo:min-width="0.767cm" fo:padding-top="0.165cm" fo:padding-bottom="0.165cm" fo:padding-left="0.29cm" fo:padding-right="0.29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opacity="50%" draw:textarea-horizontal-align="justify" draw:textarea-vertical-align="middle" draw:auto-grow-height="false" fo:min-height="0.112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3cm" svg:stroke-color="#ef413d" draw:marker-start-width="0.279cm" draw:marker-end-width="0.279cm" draw:fill="solid" draw:fill-color="#fdb94d" draw:opacity="8%" draw:textarea-horizontal-align="justify" draw:textarea-vertical-align="middle" draw:auto-grow-height="false" fo:min-height="0.418cm" fo:min-width="0.617cm" fo:padding-top="0.151cm" fo:padding-bottom="0.151cm" fo:padding-left="0.276cm" fo:padding-right="0.27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418cm" fo:min-width="0.617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418cm" fo:min-width="0.706cm" fo:padding-top="0.151cm" fo:padding-bottom="0.151cm" fo:padding-left="0.276cm" fo:padding-right="0.276cm"/>
    </style:style>
    <style:style style:name="gr8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377cm" fo:min-width="1.066cm" fo:padding-top="0.151cm" fo:padding-bottom="0.151cm" fo:padding-left="0.276cm" fo:padding-right="0.276cm"/>
    </style:style>
    <style:style style:name="gr9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312cm" fo:min-width="1.155cm" fo:padding-top="0.151cm" fo:padding-bottom="0.151cm" fo:padding-left="0.276cm" fo:padding-right="0.276cm"/>
    </style:style>
    <style:style style:name="gr10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401cm" fo:min-width="1.066cm" fo:padding-top="0.151cm" fo:padding-bottom="0.151cm" fo:padding-left="0.276cm" fo:padding-right="0.276cm"/>
    </style:style>
    <style:style style:name="gr11" style:family="graphic" style:parent-style-name="objectwithoutfill">
      <style:graphic-properties draw:marker-start="" draw:marker-end="" draw:marker-end-width="0.3cm" draw:fill="none" draw:textarea-vertical-align="middle"/>
    </style:style>
    <style:style style:name="gr12" style:family="graphic" style:parent-style-name="objectwithoutfill">
      <style:graphic-properties draw:marker-end="" draw:marker-end-width="0.3cm" draw:fill="none" draw:textarea-vertical-align="middle"/>
    </style:style>
    <style:style style:name="gr13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401cm" fo:min-width="0.975cm" fo:padding-top="0.151cm" fo:padding-bottom="0.151cm" fo:padding-left="0.276cm" fo:padding-right="0.276cm"/>
    </style:style>
    <style:style style:name="gr14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401cm" fo:min-width="1.244cm" fo:padding-top="0.151cm" fo:padding-bottom="0.151cm" fo:padding-left="0.276cm" fo:padding-right="0.276cm"/>
    </style:style>
    <style:style style:name="gr15" style:family="graphic" style:parent-style-name="standard">
      <style:graphic-properties draw:stroke="solid" draw:stroke-dash="Fine_20_Dashed" svg:stroke-width="0.081cm" svg:stroke-color="#fdb94d" draw:marker-start-width="0.321cm" draw:marker-end-width="0.321cm" draw:fill="none" draw:fill-color="#fdb94d" draw:opacity="8%" draw:textarea-horizontal-align="justify" draw:textarea-vertical-align="middle" draw:auto-grow-height="false" fo:min-height="2.635cm" fo:min-width="4.81cm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6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db94d" draw:opacity="8%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>
      <loext:graphic-properties draw:fill="non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7" style:family="paragraph">
      <loext:graphic-properties draw:fill="none"/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8" style:family="paragraph">
      <loext:graphic-properties draw:fill="none"/>
      <style:paragraph-properties fo:text-align="center"/>
      <style:text-properties fo:font-size="10.5pt" fo:font-weight="bold" style:font-size-asian="10.5pt" style:font-size-complex="10.5pt"/>
    </style:style>
    <style:style style:name="P9" style:family="paragraph">
      <loext:graphic-properties draw:fill="none"/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10" style:family="paragraph">
      <loext:graphic-properties draw:fill="none" draw:fill-color="#fdb94d" draw:opacity="8%"/>
      <style:paragraph-properties fo:text-align="center"/>
    </style:style>
    <style:style style:name="P11" style:family="paragraph">
      <loext:graphic-properties draw:fill="none" draw:fill-color="#ffffff"/>
      <style:text-properties fo:font-size="12pt" fo:font-weight="normal" style:font-size-asian="13pt" style:font-weight-asian="normal" style:font-size-complex="13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fo:font-size="12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905cm" svg:height="1.439cm" svg:x="4.938cm" svg:y="11.535cm">
          <text:p text:style-name="P1"><text:span text:style-name="T1">Cultur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52cm" svg:height="0.584cm" svg:x="10.781cm" svg:y="5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107cm" svg:y1="5.896cm" svg:x2="11.107cm" svg:y2="6.48cm">
          <text:p/>
        </draw:line>
        <draw:line draw:style-name="gr3" draw:text-style-name="P4" draw:layer="layout" svg:x1="11.107cm" svg:y1="5.896cm" svg:x2="10.672cm" svg:y2="6.188cm">
          <text:p/>
        </draw:line>
        <draw:line draw:style-name="gr3" draw:text-style-name="P4" draw:layer="layout" svg:x1="11.107cm" svg:y1="5.896cm" svg:x2="11.524cm" svg:y2="6.209cm">
          <text:p/>
        </draw:line>
        <draw:line draw:style-name="gr3" draw:text-style-name="P4" draw:layer="layout" svg:x1="11.125cm" svg:y1="6.48cm" svg:x2="10.69cm" svg:y2="6.772cm">
          <text:p/>
        </draw:line>
        <draw:line draw:style-name="gr3" draw:text-style-name="P4" draw:layer="layout" svg:x1="11.125cm" svg:y1="6.48cm" svg:x2="11.542cm" svg:y2="6.793cm">
          <text:p/>
        </draw:line>
        <draw:custom-shape draw:style-name="gr1" draw:text-style-name="P2" xml:id="id4" draw:id="id4" draw:layer="layout" svg:width="1.905cm" svg:height="1.439cm" svg:x="10.018cm" svg:y="11.493cm">
          <text:p text:style-name="P1"><text:span text:style-name="T1">Sto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905cm" svg:height="1.439cm" svg:x="14.59cm" svg:y="11.493cm">
          <text:p text:style-name="P1"><text:span text:style-name="T1">S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" draw:id="id1" draw:layer="layout" svg:width="1.651cm" svg:height="1.016cm" svg:x="2.906cm" svg:y="12.17cm">
          <text:p text:style-name="P1"><text:span text:style-name="T2">act: 3.3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.557cm" svg:y1="12.678cm" svg:x2="4.557cm" svg:y2="12.678cm" draw:start-shape="id1" draw:start-glue-point="10" draw:end-shape="id1" draw:end-glue-point="10" svg:d="M4557 12678z" svg:viewBox="0 0 1 1">
          <text:p/>
        </draw:connector>
        <draw:connector draw:style-name="gr3" draw:text-style-name="P4" draw:layer="layout" draw:type="line" svg:x1="4.938cm" svg:y1="12.255cm" svg:x2="4.316cm" svg:y2="12.318cm" draw:start-shape="id2" draw:start-glue-point="6" draw:end-shape="id1" draw:end-glue-point="11" svg:d="M4938 12255l-622 63" svg:viewBox="0 0 623 64">
          <text:p/>
        </draw:connector>
        <draw:custom-shape draw:style-name="gr4" draw:text-style-name="P5" xml:id="id3" draw:id="id3" draw:layer="layout" svg:width="1.651cm" svg:height="1.016cm" svg:x="7.732cm" svg:y="12.17cm">
          <text:p text:style-name="P1"><text:span text:style-name="T2">act: 3.8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9.383cm" svg:y1="12.678cm" svg:x2="9.383cm" svg:y2="12.678cm" draw:start-shape="id3" draw:start-glue-point="10" draw:end-shape="id3" draw:end-glue-point="10" svg:d="M9383 12678z" svg:viewBox="0 0 1 1">
          <text:p/>
        </draw:connector>
        <draw:connector draw:style-name="gr3" draw:text-style-name="P4" draw:layer="layout" draw:type="line" svg:x1="10.018cm" svg:y1="12.213cm" svg:x2="9.142cm" svg:y2="12.318cm" draw:start-shape="id4" draw:start-glue-point="6" draw:end-shape="id3" draw:end-glue-point="11" svg:d="M10018 12213l-876 105" svg:viewBox="0 0 877 106">
          <text:p/>
        </draw:connector>
        <draw:custom-shape draw:style-name="gr4" draw:text-style-name="P5" xml:id="id5" draw:id="id5" draw:layer="layout" svg:width="1.651cm" svg:height="1.016cm" svg:x="12.431cm" svg:y="12.297cm">
          <text:p text:style-name="P1"><text:span text:style-name="T2">act: 3.7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3.841cm" svg:y1="12.445cm" svg:x2="14.59cm" svg:y2="12.213cm" draw:start-shape="id5" draw:start-glue-point="11" draw:end-shape="id6" draw:end-glue-point="6" svg:d="M13841 12445l749-232" svg:viewBox="0 0 750 233">
          <text:p/>
        </draw:connector>
        <draw:custom-shape draw:style-name="gr1" draw:text-style-name="P2" xml:id="id7" draw:id="id7" draw:layer="layout" svg:width="1.905cm" svg:height="1.439cm" svg:x="3.668cm" svg:y="14.795cm">
          <text:p text:style-name="P1"><text:span text:style-name="T1">Museu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8" draw:id="id8" draw:layer="layout" svg:width="1.905cm" svg:height="1.439cm" svg:x="7.351cm" svg:y="14.795cm">
          <text:p text:style-name="P1"><text:span text:style-name="T3">Art</text:span><text:span text:style-name="T2"> </text:span><text:span text:style-name="T3">Galler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9" draw:id="id9" draw:layer="layout" svg:width="1.905cm" svg:height="1.439cm" svg:x="10.78cm" svg:y="14.795cm">
          <text:p text:style-name="P1"><text:span text:style-name="T3">Souveni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905cm" svg:height="1.439cm" svg:x="17.003cm" svg:y="14.837cm">
          <text:p text:style-name="P1"><text:span text:style-name="T1">Gol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905cm" svg:height="1.439cm" svg:x="13.828cm" svg:y="14.795cm">
          <text:p text:style-name="P1"><text:span text:style-name="T1">Stadiu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5.891cm" svg:y1="12.974cm" svg:x2="4.621cm" svg:y2="14.795cm" draw:start-shape="id2" draw:start-glue-point="8" draw:end-shape="id7" draw:end-glue-point="4" svg:d="M5891 12974l-1270 1821" svg:viewBox="0 0 1271 1822">
          <text:p/>
        </draw:connector>
        <draw:connector draw:style-name="gr5" draw:text-style-name="P4" draw:layer="layout" draw:type="line" svg:x1="6.564cm" svg:y1="12.764cm" svg:x2="7.63cm" svg:y2="15.005cm" draw:start-shape="id2" draw:start-glue-point="9" draw:end-shape="id8" draw:end-glue-point="5" svg:d="M6564 12764l1066 2241" svg:viewBox="0 0 1067 2242">
          <text:p/>
        </draw:connector>
        <draw:connector draw:style-name="gr5" draw:text-style-name="P4" draw:layer="layout" draw:type="line" svg:x1="10.971cm" svg:y1="12.932cm" svg:x2="11.733cm" svg:y2="14.795cm" draw:start-shape="id4" draw:start-glue-point="8" draw:end-shape="id9" draw:end-glue-point="4" svg:d="M10971 12932l762 1863" svg:viewBox="0 0 763 1864">
          <text:p/>
        </draw:connector>
        <draw:connector draw:style-name="gr5" draw:text-style-name="P4" draw:layer="layout" draw:type="line" svg:x1="15.543cm" svg:y1="12.932cm" svg:x2="14.781cm" svg:y2="14.795cm" draw:start-shape="id6" draw:start-glue-point="8" draw:end-shape="id10" draw:end-glue-point="4" svg:d="M15543 12932l-762 1863" svg:viewBox="0 0 763 1864">
          <text:p/>
        </draw:connector>
        <draw:connector draw:style-name="gr5" draw:text-style-name="P4" draw:layer="layout" draw:type="line" svg:x1="16.216cm" svg:y1="12.722cm" svg:x2="17.956cm" svg:y2="14.837cm" draw:start-shape="id6" draw:start-glue-point="9" draw:end-shape="id11" draw:end-glue-point="4" svg:d="M16216 12722l1740 2115" svg:viewBox="0 0 1741 2116">
          <text:p/>
        </draw:connector>
        <draw:custom-shape draw:style-name="gr6" draw:text-style-name="P8" xml:id="id12" draw:id="id12" draw:layer="layout" svg:width="1.651cm" svg:height="1.016cm" svg:x="2.525cm" svg:y="16.488cm">
          <text:p text:style-name="P1"><text:span text:style-name="T4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16" draw:id="id16" draw:layer="layout" svg:width="1.651cm" svg:height="1.016cm" svg:x="15.987cm" svg:y="16.615cm">
          <text:p text:style-name="P1"><text:span text:style-name="T4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15" draw:id="id15" draw:layer="layout" svg:width="1.651cm" svg:height="1.016cm" svg:x="12.685cm" svg:y="16.488cm">
          <text:p text:style-name="P1"><text:span text:style-name="T4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14" draw:id="id14" draw:layer="layout" svg:width="1.651cm" svg:height="1.016cm" svg:x="9.637cm" svg:y="16.488cm">
          <text:p text:style-name="P1"><text:span text:style-name="T4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13" draw:id="id13" draw:layer="layout" svg:width="1.778cm" svg:height="1.016cm" svg:x="5.954cm" svg:y="16.488cm">
          <text:p text:style-name="P1"><text:span text:style-name="T4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3.351cm" svg:y1="16.488cm" svg:x2="3.947cm" svg:y2="16.024cm" draw:start-shape="id12" draw:start-glue-point="4" draw:end-shape="id7" draw:end-glue-point="7" svg:d="M3351 16488l596-464" svg:viewBox="0 0 597 465">
          <text:p/>
        </draw:connector>
        <draw:connector draw:style-name="gr3" draw:text-style-name="P4" draw:layer="layout" draw:type="line" svg:x1="7.63cm" svg:y1="16.024cm" svg:x2="6.843cm" svg:y2="16.488cm" draw:start-shape="id8" draw:start-glue-point="7" draw:end-shape="id13" draw:end-glue-point="4" svg:d="M7630 16024l-787 464" svg:viewBox="0 0 788 465">
          <text:p/>
        </draw:connector>
        <draw:connector draw:style-name="gr3" draw:text-style-name="P4" draw:layer="layout" draw:type="line" svg:x1="11.059cm" svg:y1="16.024cm" svg:x2="10.463cm" svg:y2="16.488cm" draw:start-shape="id9" draw:start-glue-point="7" draw:end-shape="id14" draw:end-glue-point="4" svg:d="M11059 16024l-596 464" svg:viewBox="0 0 597 465">
          <text:p/>
        </draw:connector>
        <draw:connector draw:style-name="gr3" draw:text-style-name="P4" draw:layer="layout" draw:type="line" svg:x1="14.107cm" svg:y1="16.024cm" svg:x2="13.511cm" svg:y2="16.488cm" draw:start-shape="id10" draw:start-glue-point="7" draw:end-shape="id15" draw:end-glue-point="4" svg:d="M14107 16024l-596 464" svg:viewBox="0 0 597 465">
          <text:p/>
        </draw:connector>
        <draw:connector draw:style-name="gr3" draw:text-style-name="P4" draw:layer="layout" draw:type="line" svg:x1="17.282cm" svg:y1="16.066cm" svg:x2="16.813cm" svg:y2="16.615cm" draw:start-shape="id11" draw:start-glue-point="7" draw:end-shape="id16" draw:end-glue-point="4" svg:d="M17282 16066l-469 549" svg:viewBox="0 0 470 550">
          <text:p/>
        </draw:connector>
        <draw:connector draw:style-name="gr5" draw:text-style-name="P4" draw:layer="layout" draw:type="line" svg:x1="10.297cm" svg:y1="12.722cm" svg:x2="8.977cm" svg:y2="15.005cm" draw:start-shape="id4" draw:start-glue-point="7" draw:end-shape="id8" draw:end-glue-point="11" svg:d="M10297 12722l-1320 2283" svg:viewBox="0 0 1321 2284">
          <text:p/>
        </draw:connector>
        <draw:custom-shape draw:style-name="gr8" draw:text-style-name="P9" xml:id="id17" draw:id="id17" draw:layer="layout" svg:width="2.286cm" svg:height="0.959cm" svg:x="2.144cm" svg:y="10.576cm">
          <text:p text:style-name="P1"><text:span text:style-name="T5">Cloudless: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19" draw:id="id19" draw:layer="layout" svg:width="2.413cm" svg:height="0.866cm" svg:x="4.938cm" svg:y="9.145cm">
          <text:p text:style-name="P1"><text:span text:style-name="T5">Weekend: 1.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18" draw:id="id18" draw:layer="layout" svg:width="2.286cm" svg:height="0.993cm" svg:x="3.287cm" svg:y="9.757cm">
          <text:p text:style-name="P1"><text:span text:style-name="T5">Night: 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line" svg:x1="5.217cm" svg:y1="11.745cm" svg:x2="4.096cm" svg:y2="11.395cm" draw:start-shape="id2" draw:start-glue-point="5" draw:end-shape="id17" draw:end-glue-point="9" svg:d="M5217 11745l-1121-350" svg:viewBox="0 0 1122 351">
          <text:p/>
        </draw:connector>
        <draw:connector draw:style-name="gr12" draw:text-style-name="P4" draw:layer="layout" draw:type="line" svg:x1="5.891cm" svg:y1="11.535cm" svg:x2="5.239cm" svg:y2="10.605cm" draw:start-shape="id2" draw:start-glue-point="4" draw:end-shape="id18" draw:end-glue-point="9" svg:d="M5891 11535l-652-930" svg:viewBox="0 0 653 931">
          <text:p/>
        </draw:connector>
        <draw:connector draw:style-name="gr12" draw:text-style-name="P4" draw:layer="layout" draw:type="line" svg:x1="6.564cm" svg:y1="11.745cm" svg:x2="6.145cm" svg:y2="10.011cm" draw:start-shape="id2" draw:start-glue-point="11" draw:end-shape="id19" draw:end-glue-point="8" svg:d="M6564 11745l-419-1734" svg:viewBox="0 0 420 1735">
          <text:p/>
        </draw:connector>
        <draw:custom-shape draw:style-name="gr8" draw:text-style-name="P9" xml:id="id23" draw:id="id23" draw:layer="layout" svg:width="2.286cm" svg:height="0.959cm" svg:x="15.733cm" svg:y="10.138cm">
          <text:p text:style-name="P1"><text:span text:style-name="T5">Cloudless: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25" draw:id="id25" draw:layer="layout" svg:width="2.413cm" svg:height="0.866cm" svg:x="17.384cm" svg:y="12.066cm">
          <text:p text:style-name="P1"><text:span text:style-name="T5">Weekend: 1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24" draw:id="id24" draw:layer="layout" svg:width="2.159cm" svg:height="0.993cm" svg:x="16.749cm" svg:y="11.062cm">
          <text:p text:style-name="P1"><text:span text:style-name="T5">Night: 0.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20" draw:id="id20" draw:layer="layout" svg:width="2.286cm" svg:height="0.959cm" svg:x="7.732cm" svg:y="9.884cm">
          <text:p text:style-name="P1"><text:span text:style-name="T5">Cloudless: 1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22" draw:id="id22" draw:layer="layout" svg:width="2.413cm" svg:height="0.866cm" svg:x="12.177cm" svg:y="10.288cm">
          <text:p text:style-name="P1"><text:span text:style-name="T5">Weekend: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xml:id="id21" draw:id="id21" draw:layer="layout" svg:width="2.54cm" svg:height="0.993cm" svg:x="10.018cm" svg:y="9.757cm">
          <text:p text:style-name="P1"><text:span text:style-name="T5">Night: 1.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line" svg:x1="10.297cm" svg:y1="11.703cm" svg:x2="9.684cm" svg:y2="10.703cm" draw:start-shape="id4" draw:start-glue-point="5" draw:end-shape="id20" draw:end-glue-point="9" svg:d="M10297 11703l-613-1000" svg:viewBox="0 0 614 1001">
          <text:p/>
        </draw:connector>
        <draw:connector draw:style-name="gr12" draw:text-style-name="P4" draw:layer="layout" draw:type="line" svg:x1="10.971cm" svg:y1="11.493cm" svg:x2="11.288cm" svg:y2="10.75cm" draw:start-shape="id4" draw:start-glue-point="4" draw:end-shape="id21" draw:end-glue-point="8" svg:d="M10971 11493l317-743" svg:viewBox="0 0 318 744">
          <text:p/>
        </draw:connector>
        <draw:connector draw:style-name="gr12" draw:text-style-name="P4" draw:layer="layout" draw:type="line" svg:x1="11.644cm" svg:y1="11.703cm" svg:x2="12.53cm" svg:y2="11.028cm" draw:start-shape="id4" draw:start-glue-point="11" draw:end-shape="id22" draw:end-glue-point="7" svg:d="M11644 11703l886-675" svg:viewBox="0 0 887 676">
          <text:p/>
        </draw:connector>
        <draw:connector draw:style-name="gr12" draw:text-style-name="P4" draw:layer="layout" draw:type="line" svg:x1="15.543cm" svg:y1="11.493cm" svg:x2="16.067cm" svg:y2="10.957cm" draw:start-shape="id6" draw:start-glue-point="4" draw:end-shape="id23" draw:end-glue-point="7" svg:d="M15543 11493l524-536" svg:viewBox="0 0 525 537">
          <text:p/>
        </draw:connector>
        <draw:connector draw:style-name="gr12" draw:text-style-name="P4" draw:layer="layout" draw:type="line" svg:x1="16.216cm" svg:y1="11.703cm" svg:x2="16.749cm" svg:y2="11.559cm" draw:start-shape="id6" draw:start-glue-point="11" draw:end-shape="id24" draw:end-glue-point="6" svg:d="M16216 11703l533-144" svg:viewBox="0 0 534 145">
          <text:p/>
        </draw:connector>
        <draw:connector draw:style-name="gr12" draw:text-style-name="P4" draw:layer="layout" draw:type="line" svg:x1="16.495cm" svg:y1="12.213cm" svg:x2="17.384cm" svg:y2="12.499cm" draw:start-shape="id6" draw:start-glue-point="10" draw:end-shape="id25" svg:d="M16495 12213l889 286" svg:viewBox="0 0 890 287">
          <text:p/>
        </draw:connector>
        <draw:custom-shape draw:style-name="gr15" draw:text-style-name="P10" xml:id="id26" draw:id="id26" draw:layer="layout" svg:width="7.62cm" svg:height="4.191cm" svg:x="7.351cm" svg:y="4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5.62cm" svg:height="0.725cm" svg:x="8.525cm" svg:y="7.09cm">
          <draw:text-box>
            <text:p><text:span text:style-name="T6">Cloudless, Night, Weekend</text:span></text:p>
          </draw:text-box>
        </draw:frame>
        <draw:connector draw:style-name="gr5" draw:text-style-name="P4" draw:layer="layout" draw:type="line" svg:x1="8.466cm" svg:y1="8.128cm" svg:x2="7.978cm" svg:y2="8.874cm" draw:start-shape="id26" draw:start-glue-point="7" svg:d="M8466 8128l-488 746" svg:viewBox="0 0 489 747">
          <text:p/>
        </draw:connector>
        <draw:connector draw:style-name="gr5" draw:text-style-name="P4" draw:layer="layout" draw:type="line" svg:x1="11.161cm" svg:y1="8.741cm" svg:x2="11.149cm" svg:y2="9.405cm" draw:start-shape="id26" draw:start-glue-point="8" svg:d="M11161 8741l-12 664" svg:viewBox="0 0 13 665">
          <text:p/>
        </draw:connector>
        <draw:connector draw:style-name="gr5" draw:text-style-name="P4" draw:layer="layout" draw:type="line" svg:x1="13.856cm" svg:y1="8.128cm" svg:x2="14.244cm" svg:y2="9.018cm" draw:start-shape="id26" draw:start-glue-point="9" svg:d="M13856 8128l388 890" svg:viewBox="0 0 389 8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1T08:18:54.794121142</meta:creation-date>
    <dc:date>2020-07-14T19:22:02.829193280</dc:date>
    <meta:editing-duration>PT20M54S</meta:editing-duration>
    <meta:editing-cycles>10</meta:editing-cycles>
    <meta:generator>LibreOffice/6.0.7.3$Linux_X86_64 LibreOffice_project/00m0$Build-3</meta:generator>
    <meta:document-statistic meta:object-count="61"/>
  </office:meta>
</office:document-meta>
</file>